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9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0" style:family="paragraph" style:parent-style-name="Text_20_body"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34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4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4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.7398in" fo:margin-right="0in" fo:text-indent="0in" style:auto-text-indent="false"/>
      <style:text-properties style:font-name="Times New Roman"/>
    </style:style>
    <style:style style:name="P54" style:family="paragraph" style:parent-style-name="Standard" style:list-style-name="L4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12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58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9" style:family="paragraph" style:parent-style-name="Standard" style:list-style-name="L13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 style:list-style-name="L5">
      <style:text-properties style:font-name="Times New Roman" fo:font-size="10pt" style:font-size-asian="10pt" style:font-size-complex="10pt"/>
    </style:style>
    <style:style style:name="P61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2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 style:list-style-name="L6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7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6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7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8" style:family="paragraph" style:parent-style-name="Standard" style:list-style-name="L6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69" style:family="paragraph" style:parent-style-name="Standard" style:list-style-name="L6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6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 style:list-style-name="L3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/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5" style:family="paragraph" style:parent-style-name="Standard" style:list-style-name="L6">
      <style:paragraph-properties fo:margin-left="1.513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6" style:family="paragraph" style:parent-style-name="Standard" style:list-style-name="L8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 style:list-style-name="L9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8" style:family="paragraph" style:parent-style-name="Standard" style:list-style-name="L10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1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4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2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5" style:family="paragraph" style:parent-style-name="Standard" style:list-style-name="L15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6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8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9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</style:style>
    <style:style style:name="P95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7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8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9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100" style:family="paragraph" style:parent-style-name="Heading_20_1">
      <style:text-properties style:font-name="Times New Roman"/>
    </style:style>
    <style:style style:name="P101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102" style:family="paragraph" style:parent-style-name="Heading_20_1" style:list-style-name="L3">
      <style:paragraph-properties fo:margin-left="0in" fo:margin-right="0in" fo:text-indent="0in" style:auto-text-indent="false"/>
      <style:text-properties style:font-name="Times New Roman"/>
    </style:style>
    <style:style style:name="P103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04" style:family="paragraph" style:parent-style-name="Heading_20_2">
      <style:text-properties fo:color="#000000" style:font-name="Times New Roman"/>
    </style:style>
    <style:style style:name="P105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6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11" style:family="text">
      <style:text-properties style:font-name="Times New Roman" fo:font-size="10pt" fo:language="pt" fo:country="BR" style:font-size-asian="10pt" style:font-size-complex="10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-asian="Tahoma3" style:font-name-complex="Tahoma3"/>
    </style:style>
    <style:style style:name="T14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/>
    </style:style>
    <style:style style:name="T17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8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9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0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size-asian="10pt" style:font-size-complex="10pt"/>
    </style:style>
    <style:style style:name="T2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style:font-name-asian="Tahoma3" style:font-weight-asian="normal" style:font-name-complex="Tahoma3" style:font-weight-complex="normal"/>
    </style:style>
    <style:style style:name="T26" style:family="text">
      <style:text-properties style:font-name-asian="OpenSymbol" style:font-name-complex="OpenSymbol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language-complex="ar" style:country-complex="SA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normal" style:font-weight-asian="normal" style:font-weight-complex="normal"/>
    </style:style>
    <style:style style:name="T33" style:family="text">
      <style:text-properties style:text-line-through-style="none" style:text-underline-style="none" style:font-name-asian="Wingdings 2" style:font-name-complex="Wingdings 2"/>
    </style:style>
    <style:style style:name="T34" style:family="text">
      <style:text-properties style:text-line-through-style="none" style:text-underline-style="none" style:font-name-asian="Verdana1" style:font-name-complex="Verdana1"/>
    </style:style>
    <style:style style:name="T35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T36" style:family="text">
      <style:text-properties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37" style:family="text">
      <style:text-properties style:letter-kerning="true" style:font-name-asian="Times New Roman" style:language-asian="zh" style:country-asian="C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Memória Virtual<text:line-break/>Caso de Uso: Editar Bem Patrimonial</text:p>
      <text:p text:style-name="P21"/>
      <text:h text:style-name="P100" text:outline-level="1">Breve Descrição</text:h>
      <text:p text:style-name="P20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 </text:p>
      <text:h text:style-name="P100" text:outline-level="1">Breve Descrição dos Atores</text:h>
      <text:h text:style-name="P104" text:outline-level="2" text:is-list-header="true"><text:span text:style-name="T24">Catalogador</text:span> – C<text:span text:style-name="T24">adastra, Edita e Exclui bens patrimoniais do sistema</text:span></text:h>
      <text:h text:style-name="P100" text:outline-level="1">Pré-condições</text:h>
      <text:p text:style-name="P20">O usuário estar logado no sistema</text:p>
      <text:h text:style-name="P100" text:outline-level="1">Fluxo Básico de eventos</text:h>
      <text:list xml:id="list745929912" text:style-name="WW8Num7">
        <text:list-header>
          <text:p text:style-name="P86"/>
          <text:p text:style-name="P94"><text:span text:style-name="T3">1. O caso de uso começa quando o catalogador </text:span><text:span text:style-name="T5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7"><text:s text:c="2"/><text:span text:style-name="T31">- campo para inserir “Título Principal do Bem Patrimonial” ou “Número de Registro” para buscar o Bem Patrimonial que se deseja editar. </text:span></text:p>
                  <text:p text:style-name="P89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. Assim, o usuário tem a opção de terminar de escrever o nome desejado ou o selecionar na lista que foi apresentada; </text:p>
                </text:list-header>
              </text:list>
              <text:p text:style-name="P90">- opção “Confirmar” para confirmar Título ou Número de Registro fornecido;</text:p>
              <text:p text:style-name="P93"><text:span text:style-name="Fonte_20_parág._20_padrão"><text:span text:style-name="T10">- </text:span></text:span><text:span text:style-name="Fonte_20_parág._20_padrão"><text:span text:style-name="T11">opção</text:span></text:span><text:span text:style-name="Fonte_20_parág._20_padrão"><text:span text:style-name="T10"> </text:span></text:span><text:span text:style-name="Fonte_20_parág._20_padrão"><text:span text:style-name="T11">“Cancelar” para sair da opção de edição de dados;</text:span></text:span></text:p>
              <text:p text:style-name="P89">2. O Catalogador digita o título principal do Bem Patrimonial a ser editado ou o escolhe na lista apresentada e seleciona a opção “Confirma”;</text:p>
              <text:list>
                <text:list-header>
                  <text:p text:style-name="P88"><text:span text:style-name="T31">3. O sistema dá continuidade ao processo de edição exibindo uma tela contendo </text:span><text:span text:style-name="T32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91">Obs. Todos os campos aos quais a lista abaixo refere-se, aparecem preenchidos conforme informações atuais registradas no sistema e devem estar liberados para edição; </text:p>
          <text:p text:style-name="P92">- Informações Gerais do Bem Patrimonial</text:p>
          <text:p text:style-name="P95">- Autoria</text:p>
          <text:p text:style-name="P98"><text:span text:style-name="T6">-</text:span><text:span text:style-name="T6"> </text:span><text:span text:style-name="T6">Produção</text:span></text:p>
          <text:p text:style-name="P95">- Descrição</text:p>
          <text:p text:style-name="P96">- Audiovisual</text:p>
          <text:p text:style-name="P98"><text:span text:style-name="T6">- Diagnóstico e</text:span><text:span text:style-name="T6"> </text:span><text:span text:style-name="T6">Intervenção</text:span></text:p>
          <text:p text:style-name="P99"><text:span text:style-name="T6">-</text:span><text:span text:style-name="T17"> Condições de disponibilidade, uso e proteção</text:span></text:p>
          <text:p text:style-name="P96"><text:soft-page-break/>- Histórico da Procedência</text:p>
          <text:p text:style-name="P96">- Assunto e Descritores</text:p>
          <text:p text:style-name="P96">- Fonte de Informação</text:p>
          <text:p text:style-name="P96">- Responsável pela Pesquisa</text:p>
          <text:p text:style-name="P96">- Relacionar com Bens Patrimoniais Existentes</text:p>
          <text:p text:style-name="P97">- campo “Revisão” do tipo “checkbox”. Esse campo deve ser marcado caso o bem patrimoninal esteja revisado e disponível para visualização.</text:p>
          <text:p text:style-name="P94"><text:span text:style-name="T17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8">Seção I</text:span><text:span text:style-name="T17"> deste documento.</text:span></text:p>
          <text:p text:style-name="P96">A opção de Relacionar com Bens Patrimoniais Existentes deve ser do tipo “checkbox” e é tratada no Fluxo alternativo 3.</text:p>
          <text:p text:style-name="P94"><text:span text:style-name="T3">4. Após alterar todos </text:span><text:span text:style-name="T9">os dados desejados, o usuário confirma a operação, selecionando a opção “Salvar”.</text:span></text:p>
          <text:p text:style-name="P94"><text:span text:style-name="T3">5. O Sistema valida a alteração e exibe mensagem </text:span><text:span text:style-name="T9">“Bem Patrimonial modificado com sucesso”, Associando o usuário que fez a modificação;</text:span></text:p>
          <text:p text:style-name="P86">6. O caso de uso termina.</text:p>
          <text:p text:style-name="P86"/>
        </text:list-header>
      </text:list>
      <text:h text:style-name="P100" text:outline-level="1">Fluxos Alternativos</text:h>
      <text:h text:style-name="P105" text:outline-level="2" text:is-list-header="true">Fluxo Alternativo 1</text:h>
      <text:p text:style-name="P23"><text:span text:style-name="T4"><text:tab/></text:span><text:span text:style-name="T8">Se no </text:span><text:span text:style-name="T5">Fluxo Básico</text:span><text:span text:style-name="T8"> a qualquer momento o usuário selecionar a opção “Cancelar” </text:span></text:p>
      <text:p text:style-name="P23"><text:span text:style-name="T8">O sistema retorna à página inicial e o caso de uso termina.</text:span></text:p>
      <text:p text:style-name="P24"/>
      <text:list xml:id="list4932760582" text:style-name="L1">
        <text:list-item>
          <text:list>
            <text:list-header>
              <text:h text:style-name="P106" text:outline-level="2">Fluxo Alternativo 2</text:h>
            </text:list-header>
          </text:list>
        </text:list-item>
      </text:list>
      <text:p text:style-name="P22"><text:span text:style-name="T20">Se no passo 4 do Fluxo Básico o catalogador clica em "Salvar” sem que os campos obrigatórios estejam preenchidos</text:span><text:span text:style-name="Fonte_20_parág._20_padrão"><text:span text:style-name="T21">, então:</text:span></text:span></text:p>
      <text:p text:style-name="P22"><text:span text:style-name="Fonte_20_parág._20_padrão"><text:span text:style-name="T21"/></text:span></text:p>
      <text:p text:style-name="P51"><text:s/>1. <text:s/>O sistema exibe a mensagem:</text:p>
      <text:p text:style-name="P52">a. “O campo &lt;nome do campo&gt; não foi preenchido”;</text:p>
      <text:list xml:id="list10890286001" text:style-name="L2">
        <text:list-item>
          <text:p text:style-name="P71">O caso de uso retorna ao passo 3 do fluxo básico.</text:p>
        </text:list-item>
      </text:list>
      <text:p text:style-name="P53"/>
      <text:p text:style-name="P28">Fluxo Alternativo 3</text:p>
      <text:p text:style-name="P27"><text:tab/><text:span text:style-name="T22">Caso, no Fluxo Básico, o usuário selecione “ </text:span><text:span text:style-name="T23">Relacionar com Bem Patrimonial existente”</text:span></text:p>
      <text:p text:style-name="P25">1. o sistema exibe:</text:p>
      <text:p text:style-name="P25"><text:tab/><text:tab/>- campo título: <text:s/>Campo em ordem alfabética, auto-completável, com a lista de possíveis sugestões para o título que está sendo inserido.</text:p>
      <text:p text:style-name="P25"><text:tab/><text:tab/>- opção para relacionar o Bem Patrimonial com outros Bens: Esta opção pode ser selecionada quantas vezes for necessária, e, a cada vez, adicionando um novo campo título.</text:p>
      <text:p text:style-name="P25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xml:id="list12820711791" text:style-name="L3">
        <text:list-item>
          <text:list>
            <text:list-item>
              <text:list>
                <text:list-item>
                  <text:p text:style-name="P72">opção “Salvar” para salvar as alterações realizadas.</text:p>
                </text:list-item>
                <text:list-item>
                  <text:p text:style-name="P72">Opção “Cancelar” para cancelar.</text:p>
                </text:list-item>
              </text:list>
            </text:list-item>
          </text:list>
        </text:list-item>
      </text:list>
      <text:list xml:id="list17623349711" text:style-name="L4">
        <text:list-header>
          <text:p text:style-name="P54"><text:soft-page-break/>2.O<text:span text:style-name="T37"> usuário confirma a operação, selecionando a opção “Salvar”.</text:span></text:p>
          <text:p text:style-name="P54">3.O sistema retorna ao passo 5 do Fluxo Básico</text:p>
        </text:list-header>
      </text:list>
      <text:list xml:id="list729976486" text:continue-list="list12820711791" text:style-name="L3">
        <text:list-header>
          <text:h text:style-name="P102" text:outline-level="1">Fluxo Alternativo 4</text:h>
        </text:list-header>
      </text:list>
      <text:p text:style-name="P22"><text:span text:style-name="T3"><text:tab/></text:span><text:span text:style-name="T5">Se no passo 1 do Fluxo Alternativo 3 o Usuário clica em cancelar:</text:span></text:p>
      <text:p text:style-name="P29"><text:tab/>1. O Sistema retorna ao passo 4 do Fluxo Básico</text:p>
      <text:list xml:id="list797053069" text:continue-numbering="true" text:style-name="L3">
        <text:list-header>
          <text:h text:style-name="P102" text:outline-level="1">Fluxo Alternativo 5</text:h>
        </text:list-header>
      </text:list>
      <text:p text:style-name="P22"><text:span text:style-name="T3"><text:tab/></text:span><text:span text:style-name="T5">Se no passo 5 do Fluxo Básico, a Instituição a qual o Bem Patrimonial pertence tem a opção “Revisão” marcada:</text:span></text:p>
      <text:p text:style-name="P29"><text:tab/>1. O Campo “Revisado” é desmarcado.</text:p>
      <text:list xml:id="list320778356" text:continue-numbering="true" text:style-name="L3">
        <text:list-header>
          <text:h text:style-name="P102" text:outline-level="1">Fluxo Alternativo 6</text:h>
        </text:list-header>
      </text:list>
      <text:p text:style-name="P22"><text:span text:style-name="T3"><text:tab/></text:span><text:span text:style-name="T5">Se no passo 2 do Fluxo Básico, o bem patrimonial digitado pelo usuário não for encontado:</text:span></text:p>
      <text:p text:style-name="P29"><text:tab/>1. O Sistema exibe mensagem “Bem Patrimonial não encontrado”.</text:p>
      <text:h text:style-name="P100" text:outline-level="1">Pós-condições</text:h>
      <text:list xml:id="list3097109871" text:style-name="L5">
        <text:list-item>
          <text:list>
            <text:list-item>
              <text:p text:style-name="P60">Fluxo Básico: Um Bem Patrimonial é alterado no banco de dados do sistema.</text:p>
            </text:list-item>
            <text:list-item>
              <text:p text:style-name="P60">Fluxo Alternativo 1: Não há mudanças no banco de dados do sistema.</text:p>
            </text:list-item>
            <text:list-item>
              <text:p text:style-name="P60">Fluxo Alternativo 2: A alteração do bem patrimonial está pendente.</text:p>
            </text:list-item>
            <text:list-item>
              <text:p text:style-name="P60">Fluxo Alternativo 3: Um Bem Patrimonial é alterado no banco de dados do sistema.</text:p>
            </text:list-item>
            <text:list-item>
              <text:p text:style-name="P60">Fluxo Alternativo 4: Não há mudanças no banco de dados do sistema.</text:p>
            </text:list-item>
            <text:list-item>
              <text:p text:style-name="P60">Fluxo Alternativo 5: Não há mudanças no banco de dados do sistema.</text:p>
            </text:list-item>
            <text:list-item>
              <text:p text:style-name="P60">Fluxo Alternativo 6: Não há mudanças no banco de dados do sistema.</text:p>
            </text:list-item>
          </text:list>
        </text:list-item>
      </text:list>
      <text:h text:style-name="P101" text:outline-level="1" text:is-list-header="true">Seção I</text:h>
      <text:p text:style-name="P27"/>
      <text:p text:style-name="P5"><text:span text:style-name="T13">E</text:span><text:span text:style-name="T14">sta seção contém atributos componentes do Padrão de Descrição da Informação </text:span><text:span text:style-name="T25">referente à estrutura da base de dados do Sistema Memória Virtual.</text:span></text:p>
      <text:p text:style-name="P6"/>
      <text:list xml:id="list15544713581" text:style-name="L6">
        <text:list-item>
          <text:p text:style-name="P61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576533218" text:continue-numbering="true" text:style-name="L6">
        <text:list-item>
          <text:list>
            <text:list-header>
              <text:p text:style-name="P61">1.2<text:tab/>Natureza do Bem Patrimonial</text:p>
              <text:list>
                <text:list-header>
                  <text:p text:style-name="P63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3"><text:span text:style-name="T26"><text:tab/></text:span>Arqueologico</text:p>
      <text:p text:style-name="P14"><text:span text:style-name="T26"><text:tab/></text:span>Arquivístico</text:p>
      <text:p text:style-name="P14"><text:tab/>Audiovisual</text:p>
      <text:p text:style-name="P14"><text:span text:style-name="T26"><text:tab/></text:span><text:span text:style-name="T24">Bibliográfico</text:span></text:p>
      <text:p text:style-name="P12"><text:tab/>Edificado </text:p>
      <text:p text:style-name="P14"><text:soft-page-break/><text:span text:style-name="T26"><text:tab/></text:span>Móvel E Integrado</text:p>
      <text:p text:style-name="P15"><text:tab/>Paisagístico</text:p>
      <text:p text:style-name="P14"/>
      <text:list xml:id="list1012595900" text:continue-numbering="true" text:style-name="L6">
        <text:list-item>
          <text:list>
            <text:list-header>
              <text:p text:style-name="P61">1.3<text:tab/>Tipo do Bem Patrimonial</text:p>
              <text:list>
                <text:list-item>
                  <text:list>
                    <text:list-header>
                      <text:p text:style-name="P61">Constituído por lista em ordem alfabética auto-completável, com as opções listadas na Natureza do Bem Patrimonial e opção e campo para “Outros”.</text:p>
                      <text:p text:style-name="P61"/>
                    </text:list-header>
                  </text:list>
                </text:list-item>
              </text:list>
              <text:p text:style-name="P61">1.4<text:tab/>Número de Registro</text:p>
              <text:list>
                <text:list-item>
                  <text:list>
                    <text:list-header>
                      <text:p text:style-name="P61">O sistema deverá gerar um número de registro com uma combinação de letras e números, conforme o tipo do Bem Patrimonial e à Instituição a que pertence.</text:p>
                      <text:p text:style-name="P61"/>
                    </text:list-header>
                  </text:list>
                </text:list-item>
              </text:list>
              <text:p text:style-name="P61">1.5<text:tab/>Título</text:p>
              <text:list>
                <text:list-item>
                  <text:list>
                    <text:list-header>
                      <text:p text:style-name="P61">- Campo Editável para o título (A lista de títulos deve possuir, obrigatoriamente, ao menos um título)</text:p>
                      <text:p text:style-name="P61">- Campo Título Principal (tipo texto)</text:p>
                      <text:p text:style-name="P61">- Campo Títulos Adicionais:</text:p>
                      <text:list>
                        <text:list-header>
                          <text:p text:style-name="P74">Opção para adicionar novo título: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  <text:p text:style-name="P75"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6"><text:tab/></text:p>
                          <text:p text:style-name="P61">Lista - <text:s/>Tipo do título, <text:s/>em ordem alfabética <text:s/>com as seguintes opções:</text:p>
                          <text:list>
                            <text:list-item>
                              <text:list>
                                <text:list-header>
                                  <text:p text:style-name="P65">Principal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7"><text:span text:style-name="T26"><text:tab/><text:tab/><text:tab/></text:span>Equivalente</text:p>
          <text:p text:style-name="P67"><text:span text:style-name="T26"><text:tab/><text:tab/><text:tab/></text:span>Atribuído</text:p>
          <text:p text:style-name="P67"><text:span text:style-name="T26"><text:tab/><text:tab/><text:tab/></text:span>Sub-titulo</text:p>
          <text:p text:style-name="P67"><text:span text:style-name="T26"><text:tab/><text:tab/><text:tab/></text:span>Titulo anterior</text:p>
          <text:p text:style-name="P67"><text:span text:style-name="T26"><text:tab/><text:tab/><text:tab/></text:span>Titulo posterior</text:p>
          <text:p text:style-name="P67"><text:span text:style-name="T26"><text:tab/><text:tab/><text:tab/></text:span>Titulo do suplemento</text:p>
          <text:p text:style-name="P68"><text:span text:style-name="T26"><text:tab/><text:tab/><text:tab/></text:span>Titulo correlato</text:p>
          <text:p text:style-name="P68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-Campo Nome do Título (tipo texto, adicionado se a opção de adicionar novo título for selecionada)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8"/>
          <text:p text:style-name="P68"/>
          <text:list>
            <text:list-item>
              <text:list>
                <text:list-item>
                  <text:list>
                    <text:list-header>
                      <text:p text:style-name="P62">-Opção “Complemento”: Campo Editável;</text:p>
                    </text:list-header>
                  </text:list>
                </text:list-item>
              </text:list>
            </text:list-item>
          </text:list>
        </text:list-item>
      </text:list>
      <text:p text:style-name="P46"/>
      <text:list xml:id="list1677821433" text:continue-numbering="true" text:style-name="L6">
        <text:list-item>
          <text:list>
            <text:list-header>
              <text:p text:style-name="P69">1.6<text:tab/>Coleção, Fundo, Conjunto, Família/Espécie</text:p>
              <text:list text:continue-numbering="true">
                <text:list-header>
                  <text:p text:style-name="P69">-Campo para o nome da coleção à que pertence o item, conforme organização da instituição.</text:p>
                  <text:p text:style-name="P70"/>
                </text:list-header>
              </text:list>
              <text:p text:style-name="P61">1.7<text:tab/>Localização Física Específica</text:p>
              <text:list text:continue-numbering="true">
                <text:list-header>
                  <text:p text:style-name="P61">-Campo Editável para localização física do bem patrimonial no acervo</text:p>
                  <text:p text:style-name="P61"/>
                </text:list-header>
              </text:list>
              <text:p text:style-name="P61">1.8 <text:s/>Coordenadas Geográficas</text:p>
              <text:list text:continue-numbering="true">
                <text:list-header>
                  <text:p text:style-name="P61">-Latitude</text:p>
                  <text:list>
                    <text:list-header>
                      <text:p text:style-name="P61">Campo Editável</text:p>
                    </text:list-header>
                  </text:list>
                  <text:p text:style-name="P61">-Longitude</text:p>
                  <text:list text:continue-numbering="true">
                    <text:list-header>
                      <text:p text:style-name="P61">Campo Editável</text:p>
                    </text:list-header>
                  </text:list>
                </text:list-header>
              </text:list>
              <text:p text:style-name="P61"/>
            </text:list-header>
          </text:list>
        </text:list-item>
        <text:list-item>
          <text:p text:style-name="P61">Autoria</text:p>
        </text:list-item>
      </text:list>
      <text:p text:style-name="P6"/>
      <text:p text:style-name="P47"><text:tab/>Campo em ordem alfabética, auto<text:span text:style-name="T12">-completável,</text:span> com a lista de autores já cadastrados <text:soft-page-break/>conforme caso de uso de Cadastro de Autoria e <text:span text:style-name="T12">opção para cadastrar novo autor. Ao selecionar cadastrar novo autor, o usuário deve ser levado para o cadastro de autoria, porém, sem perder o cadastro do bem patrimonial.</text:span></text:p>
      <text:p text:style-name="P48"/>
      <text:p text:style-name="P48">-Tipo de Autoria</text:p>
      <text:p text:style-name="P48">Campo em ordem alfabética, auto-completável, com a lista a seguir:</text:p>
      <text:p text:style-name="P4">(pode-se escolher uma ou mais opções) </text:p>
      <text:p text:style-name="P4"><text:tab/><text:tab/>Agência </text:p>
      <text:p text:style-name="P4"><text:tab/><text:tab/>Autor </text:p>
      <text:p text:style-name="P4"><text:tab/><text:tab/>Autor Institucional </text:p>
      <text:p text:style-name="P4"><text:tab/><text:tab/>Co-autor </text:p>
      <text:p text:style-name="P4"><text:tab/><text:tab/>Compilador </text:p>
      <text:p text:style-name="P4"><text:tab/><text:tab/>Coordenador </text:p>
      <text:p text:style-name="P4"><text:tab/><text:tab/>Diretor </text:p>
      <text:p text:style-name="P4"><text:tab/><text:tab/>Editor </text:p>
      <text:p text:style-name="P4"><text:tab/><text:tab/>Entidade produtora </text:p>
      <text:p text:style-name="P4"><text:tab/><text:tab/>Entrevistador </text:p>
      <text:p text:style-name="P4"><text:tab/><text:tab/>Estudio </text:p>
      <text:p text:style-name="P4"><text:tab/><text:tab/>Fabricante </text:p>
      <text:p text:style-name="P4"><text:tab/><text:tab/>Figurinista </text:p>
      <text:p text:style-name="P4"><text:tab/><text:tab/>Fotografo </text:p>
      <text:p text:style-name="P4"><text:tab/><text:tab/>Ilustrador </text:p>
      <text:p text:style-name="P4"><text:tab/><text:tab/>Palestrante </text:p>
      <text:p text:style-name="P4"><text:tab/><text:tab/>Prefaciador </text:p>
      <text:p text:style-name="P4"><text:tab/><text:tab/>Organizador </text:p>
      <text:p text:style-name="P4"><text:tab/><text:tab/>Tradutor </text:p>
      <text:p text:style-name="P49"/>
      <text:list xml:id="list7459299121" text:style-name="L7">
        <text:list-item>
          <text:list>
            <text:list-header>
              <text:p text:style-name="P64"/>
            </text:list-header>
          </text:list>
        </text:list-item>
      </text:list>
      <text:list xml:id="list1124736490" text:continue-list="list1677821433" text:style-name="L6">
        <text:list-item>
          <text:p text:style-name="P61">Produção</text:p>
        </text:list-item>
      </text:list>
      <text:p text:style-name="P6"/>
      <text:p text:style-name="P6"><text:span text:style-name="T3"><text:tab/></text:span><text:span text:style-name="T16">Os itens abaixo devem ser d</text:span><text:span text:style-name="T15">o tipo campo editável, abrindo opção para escrita somente se selecionado.</text:span></text:p>
      <text:p text:style-name="P6"/>
      <text:list xml:id="list792500838" text:style-name="L8">
        <text:list-item>
          <text:list>
            <text:list-item>
              <text:p text:style-name="P76">Local <text:tab/></text:p>
            </text:list-item>
            <text:list-item>
              <text:p text:style-name="P76">Ano</text:p>
            </text:list-item>
            <text:list-item>
              <text:p text:style-name="P76">Edição e/ou Reimpressão</text:p>
            </text:list-item>
            <text:list-item>
              <text:p text:style-name="P76">Outras Responsabilidades</text:p>
              <text:p text:style-name="P76"/>
            </text:list-item>
          </text:list>
        </text:list-item>
      </text:list>
      <text:list xml:id="list2001152837" text:continue-list="list1124736490" text:style-name="L6">
        <text:list-item>
          <text:p text:style-name="P61">Descrição</text:p>
        </text:list-item>
      </text:list>
      <text:p text:style-name="P6"/>
      <text:p text:style-name="P30"><text:tab/>4.1<text:tab/>Características Físicas e Técnicas Executivas</text:p>
      <text:p text:style-name="P34"><text:tab/><text:tab/>Campo editável</text:p>
      <text:p text:style-name="P34"><text:tab/><text:tab/></text:p>
      <text:p text:style-name="P34"><text:tab/><text:tab/>4.1.1 Bens Arquitetonicos</text:p>
      <text:p text:style-name="P34"><text:tab/><text:tab/></text:p>
      <text:p text:style-name="P34"><text:tab/><text:tab/><text:span text:style-name="T29">Condição Topográfica</text:span></text:p>
      <text:p text:style-name="P34"><text:tab/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><text:tab/><text:tab/></text:p>
      <text:p text:style-name="P34"><text:soft-page-break/><text:tab/><text:tab/><text:span text:style-name="T29">Uso</text:span></text:p>
      <text:p text:style-name="P30"><text:tab/><text:tab/><text:tab/>Lista auto-completável em ordem alfabética com as opções abaixo, e com campo editável para especificar, caso a opção seja ''Outras''.</text:p>
      <text:p text:style-name="P30"><text:tab/><text:tab/><text:tab/>Ferroviário</text:p>
      <text:p text:style-name="P30"><text:tab/><text:tab/><text:tab/>Habitacional</text:p>
      <text:p text:style-name="P30"><text:tab/><text:tab/><text:tab/>Produção</text:p>
      <text:p text:style-name="P30"><text:tab/><text:tab/><text:tab/>Religiosa</text:p>
      <text:p text:style-name="P30"><text:tab/><text:tab/><text:tab/>Outras</text:p>
      <text:p text:style-name="P30"/>
      <text:p text:style-name="P30"><text:tab/><text:tab/><text:span text:style-name="T29">Pavimentos</text:span></text:p>
      <text:p text:style-name="P31"><text:tab/><text:tab/><text:tab/>Nº de ambientes</text:p>
      <text:p text:style-name="P31"><text:tab/><text:tab/><text:tab/><text:tab/>Campo editável</text:p>
      <text:p text:style-name="P31"/>
      <text:p text:style-name="P31"><text:tab/><text:tab/><text:tab/>Nº de pavimentos</text:p>
      <text:p text:style-name="P31"><text:tab/><text:tab/><text:tab/><text:tab/>Campo editável</text:p>
      <text:p text:style-name="P31"/>
      <text:p text:style-name="P31"><text:tab/><text:tab/><text:tab/><text:span text:style-name="T29">Alcova</text:span></text:p>
      <text:p text:style-name="P31"><text:tab/><text:tab/><text:tab/><text:tab/>Tipo Checkbox<text:tab/>Sim - <text:s/>Não</text:p>
      <text:p text:style-name="P31"/>
      <text:p text:style-name="P31"><text:tab/><text:tab/><text:tab/><text:span text:style-name="T29">Porão</text:span></text:p>
      <text:p text:style-name="P30"><text:tab/><text:tab/><text:tab/><text:tab/><text:span text:style-name="T27">Tipo Checkbox<text:tab/>Sim - <text:s/>Não</text:span></text:p>
      <text:p text:style-name="P31"/>
      <text:p text:style-name="P30"><text:span text:style-name="T27"><text:tab/><text:tab/><text:tab/></text:span><text:span text:style-name="T29">Sótão</text:span></text:p>
      <text:p text:style-name="P31"><text:tab/><text:tab/><text:tab/><text:tab/>Tipo Checkbox<text:tab/>Sim - <text:s/>Não</text:p>
      <text:p text:style-name="P31"/>
      <text:p text:style-name="P31"><text:tab/><text:tab/><text:tab/>Outros</text:p>
      <text:p text:style-name="P31"><text:tab/><text:tab/><text:tab/><text:tab/>Campo editável</text:p>
      <text:p text:style-name="P30"><text:tab/><text:tab/><text:tab/></text:p>
      <text:p text:style-name="P34"><text:tab/>4.1.2 <text:tab/>Bens Naturais</text:p>
      <text:p text:style-name="P34"/>
      <text:p text:style-name="P34"><text:tab/><text:tab/><text:span text:style-name="T29">Relevo</text:span></text:p>
      <text:p text:style-name="P34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4"><text:tab/><text:tab/><text:tab/>Plano</text:p>
      <text:p text:style-name="P34"/>
      <text:p text:style-name="P34"><text:tab/><text:tab/><text:span text:style-name="T29">Características do Meio Antrópico</text:span></text:p>
      <text:p text:style-name="P34"><text:tab/><text:tab/><text:tab/><text:span text:style-name="T27">Campo editável</text:span></text:p>
      <text:p text:style-name="P35"/>
      <text:p text:style-name="P34"><text:tab/><text:tab/><text:span text:style-name="T29">Características Ambientais</text:span></text:p>
      <text:p text:style-name="P34"><text:tab/><text:tab/><text:tab/><text:span text:style-name="T27">Campo editável</text:span></text:p>
      <text:p text:style-name="P35"/>
      <text:p text:style-name="P35"/>
      <text:p text:style-name="P35"><text:tab/>4.1.3<text:tab/>Bens Arqueológicos</text:p>
      <text:p text:style-name="P35"/>
      <text:p text:style-name="P34"><text:span text:style-name="T27"><text:tab/><text:tab/></text:span><text:span text:style-name="T29">Condição Topográfica</text:span></text:p>
      <text:p text:style-name="P35"><text:tab/><text:tab/>Lista auto-completável em ordem alfabética com as opções abaixo</text:p>
      <text:p text:style-name="P34"><text:tab/><text:tab/><text:tab/>Acidentada Suave</text:p>
      <text:p text:style-name="P34"><text:tab/><text:tab/><text:tab/>Acidentada Médio</text:p>
      <text:p text:style-name="P34"><text:tab/><text:tab/><text:tab/>Acidentada Abrubta</text:p>
      <text:p text:style-name="P35"><text:tab/><text:tab/><text:tab/>Plano</text:p>
      <text:p text:style-name="P30"><text:soft-page-break/></text:p>
      <text:p text:style-name="P30"><text:tab/><text:tab/><text:span text:style-name="T29">Sítio da Paisagem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Água Próxima</text:span></text:p>
      <text:p text:style-name="P31"><text:tab/><text:tab/><text:tab/>Campo editável</text:p>
      <text:p text:style-name="P30"/>
      <text:p text:style-name="P30"><text:tab/><text:tab/><text:span text:style-name="T29">Possui Vegetaçao</text:span></text:p>
      <text:p text:style-name="P31"><text:tab/><text:tab/><text:tab/>Campo editável</text:p>
      <text:p text:style-name="P30"/>
      <text:p text:style-name="P30"><text:tab/><text:tab/><text:span text:style-name="T29">Exposição</text:span></text:p>
      <text:p text:style-name="P30"><text:tab/><text:tab/>Lista auto-completável em ordem alfabética com as opções abaixo</text:p>
      <text:p text:style-name="P34"><text:tab/><text:tab/><text:tab/>Céu Aberto</text:p>
      <text:p text:style-name="P34"><text:tab/><text:tab/><text:tab/>Abrigada</text:p>
      <text:p text:style-name="P34"><text:tab/><text:tab/><text:tab/>Submersa</text:p>
      <text:p text:style-name="P30"><text:tab/><text:tab/><text:tab/>Soterrada</text:p>
      <text:p text:style-name="P30"/>
      <text:p text:style-name="P30"><text:tab/><text:tab/><text:span text:style-name="T29">Uso Atual</text:span></text:p>
      <text:p text:style-name="P30"><text:tab/><text:tab/><text:tab/><text:span text:style-name="T27">Campo editável</text:span></text:p>
      <text:p text:style-name="P31"/>
      <text:p text:style-name="P30"><text:tab/><text:tab/><text:span text:style-name="T29">Outros</text:span></text:p>
      <text:p text:style-name="P30"><text:tab/><text:tab/><text:tab/><text:span text:style-name="T27">Campo editável</text:span></text:p>
      <text:p text:style-name="P31"/>
      <text:p text:style-name="P30"><text:span text:style-name="T27"><text:tab/><text:tab/></text:span><text:span text:style-name="T29">Notas</text:span></text:p>
      <text:p text:style-name="P31"><text:tab/><text:tab/><text:tab/>Campo editável</text:p>
      <text:p text:style-name="P31"/>
      <text:p text:style-name="P35"><text:s text:c="4"/></text:p>
      <text:p text:style-name="P30"><text:s text:c="5"/>4.2 <text:s text:c="2"/>Dimensões e Quantificações</text:p>
      <text:p text:style-name="P30"><text:tab/>Campo editável</text:p>
      <text:p text:style-name="P30"/>
      <text:list xml:id="list2027426606" text:style-name="L9">
        <text:list-item>
          <text:list>
            <text:list-item>
              <text:list>
                <text:list-header>
                  <text:p text:style-name="P77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7"><text:span text:style-name="T7"><text:s/><text:tab/></text:span><text:span text:style-name="T19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2"><text:tab/><text:tab/></text:p>
      <text:p text:style-name="P32"><text:tab/><text:tab/>Área Total</text:p>
      <text:p text:style-name="P32"><text:tab/><text:tab/>Altura fachada frontal</text:p>
      <text:p text:style-name="P32"><text:tab/><text:tab/>Altura fachada posterior</text:p>
      <text:p text:style-name="P32"><text:tab/><text:tab/>Largura</text:p>
      <text:p text:style-name="P32"><text:tab/><text:tab/>Profundidade</text:p>
      <text:p text:style-name="P32"><text:tab/><text:tab/>Altura da Cumeeira</text:p>
      <text:p text:style-name="P32"><text:tab/><text:tab/>Altura Total</text:p>
      <text:p text:style-name="P32"><text:tab/><text:tab/>Pé direito térreo</text:p>
      <text:p text:style-name="P32"><text:tab/><text:tab/>Pé direito tipo</text:p>
      <text:p text:style-name="P32"/>
      <text:p text:style-name="P32"><text:tab/><text:span text:style-name="T30"> 4.2.2 Medidas Gerais do Bem Arqueológico</text:span></text:p>
      <text:p text:style-name="P32"><text:span text:style-name="T30"><text:tab/><text:tab/>T</text:span><text:span text:style-name="T30">ipo campo editável, abrindo opção para escrita somente se selecionado.</text:span></text:p>
      <text:p text:style-name="P33"><text:tab/><text:tab/></text:p>
      <text:p text:style-name="P33"><text:tab/><text:tab/>Área Total</text:p>
      <text:p text:style-name="P33"><text:tab/><text:tab/>Comprimento</text:p>
      <text:p text:style-name="P33"><text:tab/><text:tab/>Altura</text:p>
      <text:p text:style-name="P33"><text:tab/><text:tab/>Largura</text:p>
      <text:p text:style-name="P33"><text:tab/><text:tab/>Profundidade</text:p>
      <text:p text:style-name="P33"/>
      <text:p text:style-name="P33"><text:soft-page-break/><text:s text:c="4"/><text:tab/> <text:s/>4.3 <text:s/>Conteúdo</text:p>
      <text:p text:style-name="P33"><text:tab/><text:tab/>Campo editável</text:p>
      <text:p text:style-name="P33"/>
      <text:p text:style-name="P33"><text:s text:c="6"/><text:tab/> <text:s/>4.4 Meio de Acesso</text:p>
      <text:p text:style-name="P33"><text:tab/><text:tab/>Campo editável</text:p>
      <text:p text:style-name="P32"><text:tab/></text:p>
      <text:p text:style-name="P32"/>
      <text:p text:style-name="P36"><text:s/><text:tab/>5. AudioVisual</text:p>
      <text:p text:style-name="P36"/>
      <text:p text:style-name="P36"><text:tab/>Campo para buscar uma imagem ou um vídeo para fazer upload</text:p>
      <text:p text:style-name="P37"><text:tab/>Deve ter opção ''Adicionar nova imagem/vídeo'', no caso em que se queira adicionar mais de uma <text:tab/>imagem.</text:p>
      <text:p text:style-name="P37"/>
      <text:p text:style-name="P37"/>
      <text:p text:style-name="P37">Título</text:p>
      <text:p text:style-name="P37"><text:tab/><text:tab/>Campo editável</text:p>
      <text:p text:style-name="P37"/>
      <text:p text:style-name="P37">Tipo</text:p>
      <text:p text:style-name="P37"><text:tab/><text:tab/>Lista auto-completável em ordem alfabética com as opções abaixo</text:p>
      <text:p text:style-name="P37"><text:tab/><text:tab/>Imagem</text:p>
      <text:p text:style-name="P37"><text:tab/><text:tab/>Som</text:p>
      <text:p text:style-name="P37"><text:tab/><text:tab/>Vídeo</text:p>
      <text:p text:style-name="P37"/>
      <text:p text:style-name="P37">Descrição</text:p>
      <text:p text:style-name="P38"><text:span text:style-name="T27"><text:tab/><text:tab/>Campo editável</text:span> <text:s text:c="2"/></text:p>
      <text:p text:style-name="P50"/>
      <text:p text:style-name="P50"/>
      <text:list xml:id="list248929057" text:style-name="L10">
        <text:list-item>
          <text:list>
            <text:list-header>
              <text:p text:style-name="P78">6. Diagnóstico e Intervenção</text:p>
            </text:list-header>
          </text:list>
        </text:list-item>
      </text:list>
      <text:p text:style-name="P39"/>
      <text:p text:style-name="P39"><text:tab/><text:tab/>6.1 Estado de Conservação e Preservação</text:p>
      <text:p text:style-name="P39"><text:tab/><text:tab/><text:tab/><text:tab/>Campo Editável</text:p>
      <text:p text:style-name="P39"><text:tab/><text:tab/></text:p>
      <text:p text:style-name="P39"><text:tab/><text:tab/><text:tab/><text:span text:style-name="T29">Estado de Pre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íntegro</text:p>
      <text:p text:style-name="P39"><text:tab/><text:tab/><text:tab/><text:tab/>pouco alterado</text:p>
      <text:p text:style-name="P39"><text:tab/><text:tab/><text:tab/><text:tab/>muito alterado</text:p>
      <text:p text:style-name="P39"><text:tab/><text:tab/><text:tab/><text:tab/>descaracterizado</text:p>
      <text:p text:style-name="P39"/>
      <text:p text:style-name="P39"><text:tab/><text:tab/><text:tab/><text:span text:style-name="T29">Estado de Conservação</text:span></text:p>
      <text:p text:style-name="P39"><text:tab/><text:tab/><text:tab/><text:tab/><text:span text:style-name="T27">Lista auto-completável em ordem alfabética com as opções abaixo</text:span></text:p>
      <text:p text:style-name="P39"><text:tab/><text:tab/><text:tab/><text:tab/>bom</text:p>
      <text:p text:style-name="P39"><text:tab/><text:tab/><text:tab/><text:tab/>precário</text:p>
      <text:p text:style-name="P39"><text:tab/><text:tab/><text:tab/><text:tab/>em arruinamento</text:p>
      <text:p text:style-name="P39"><text:tab/><text:tab/><text:tab/><text:tab/>arruinado</text:p>
      <text:p text:style-name="P39"/>
      <text:p text:style-name="P39"><text:tab/><text:tab/>6.2 Notas Estado de Conservação</text:p>
      <text:p text:style-name="P39"><text:tab/><text:tab/><text:tab/><text:tab/>Campo editável</text:p>
      <text:p text:style-name="P39"/>
      <text:p text:style-name="P39"><text:tab/><text:tab/>6.3 Intervenção no bem</text:p>
      <text:p text:style-name="P39"><text:tab/><text:tab/><text:tab/>Tipo checkbox<text:tab/>Sim – Não</text:p>
      <text:p text:style-name="P39"><text:tab/><text:tab/><text:tab/>Somente se o usuário escolher sim, os campos abaixo devem ser liberados para edição</text:p>
      <text:p text:style-name="P16"><text:soft-page-break/></text:p>
      <text:p text:style-name="P16"><text:tab/><text:tab/><text:tab/><text:tab/></text:p>
      <text:list xml:id="list1390429303" text:style-name="L11">
        <text:list-item>
          <text:list>
            <text:list-header>
              <text:p text:style-name="P79"><text:s text:c="5"/><text:tab/>Data da intervenção</text:p>
              <text:list>
                <text:list-item>
                  <text:list>
                    <text:list-header>
                      <text:p text:style-name="P79"><text:s/><text:tab/><text:tab/>Campo editável</text:p>
                      <text:p text:style-name="P79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9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9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0"/>
      <text:p text:style-name="P40"><text:tab/>Descrição</text:p>
      <text:p text:style-name="P40"><text:tab/><text:tab/>Campo editável</text:p>
      <text:p text:style-name="P40"><text:tab/></text:p>
      <text:p text:style-name="P40"><text:tab/>Opção para adicionar outra intervenção, caso haja mais de uma.</text:p>
      <text:p text:style-name="P40"/>
      <text:p text:style-name="P41">7. Condições de disponibilidade, uso e proteção</text:p>
      <text:p text:style-name="P16"/>
      <text:list xml:id="list581589498" text:style-name="L12">
        <text:list-item>
          <text:list>
            <text:list-header>
              <text:p text:style-name="P82">Disponibilidade:</text:p>
              <text:list>
                <text:list-header>
                  <text:p text:style-name="P56">Lista auto-completável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33"><text:tab/><text:tab/></text:span><text:span text:style-name="T36">Acervo (Estante, Reserva Técnica, etc); </text:span></text:p>
      <text:p text:style-name="P4"><text:span text:style-name="T33"><text:tab/><text:tab/></text:span><text:span text:style-name="T34">Evento (Exposição, Feira, etc); </text:span></text:p>
      <text:p text:style-name="P4"><text:span text:style-name="T33"><text:tab/><text:tab/></text:span><text:span text:style-name="T34">Exposição Permanente </text:span></text:p>
      <text:p text:style-name="P4"><text:span text:style-name="T33"><text:tab/><text:tab/></text:span><text:span text:style-name="T34">Empréstimo </text:span></text:p>
      <text:p text:style-name="P4"><text:span text:style-name="T33"><text:tab/><text:tab/></text:span><text:span text:style-name="T34">Restauro (Encadernação, Pequenos Consertos, etc). </text:span></text:p>
      <text:p text:style-name="P4"><text:span text:style-name="T33"><text:tab/><text:tab/></text:span><text:span text:style-name="T34">Baixa do Patrimônio </text:span></text:p>
      <text:p text:style-name="P4"><text:tab/></text:p>
      <text:p text:style-name="P4"><text:tab/> Se opção no campo Disponibilidade for ''Acervo'', liberar essa opção para preenchimento</text:p>
      <text:p text:style-name="P4"><text:span text:style-name="T34"><text:tab/></text:span><text:span text:style-name="T35">Condições de Acesso: </text:span></text:p>
      <text:p text:style-name="P4"><text:tab/>Tipo Checkbox<text:tab/></text:p>
      <text:p text:style-name="P4"><text:span text:style-name="T33"><text:tab/><text:tab/></text:span><text:span text:style-name="T34">Livre 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/>
      <text:p text:style-name="P4">Se opção no campo Disponibilidade for diferente de “Acervo” e “Baixa do Patrimônio”, liberar essa opção para preenchimento</text:p>
      <text:p text:style-name="P4">Data de Retorno: </text:p>
      <text:p text:style-name="P4"><text:tab/>Campo editável</text:p>
      <text:p text:style-name="P4"><text:tab/></text:p>
      <text:p text:style-name="P4"><text:span text:style-name="T34"><text:tab/></text:span><text:span text:style-name="T35">Condições de Reprodução: </text:span></text:p>
      <text:p text:style-name="P4"><text:tab/>Tipo Checkbox<text:tab/>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Sob Consulta </text:span></text:p>
      <text:p text:style-name="P4"><text:tab/></text:p>
      <text:p text:style-name="P4"><text:tab/>Notas sobre Uso e Aproveitamento</text:p>
      <text:p text:style-name="P4"><text:tab/><text:tab/>Campo editável</text:p>
      <text:p text:style-name="P4"/>
      <text:p text:style-name="P4"><text:span text:style-name="T34"><text:tab/></text:span><text:span text:style-name="T35">Proteção: </text:span></text:p>
      <text:p text:style-name="P4"><text:tab/>Tipo Checkbox<text:tab/></text:p>
      <text:p text:style-name="P4"><text:tab/><text:tab/>Sim</text:p>
      <text:p text:style-name="P4"><text:span text:style-name="T33"><text:tab/><text:tab/></text:span><text:span text:style-name="T34">Não</text:span></text:p>
      <text:p text:style-name="P4"><text:span text:style-name="T34"><text:tab/> <text:s/></text:span><text:span text:style-name="T33"><text:tab/></text:span><text:span text:style-name="T34">Em Processo</text:span></text:p>
      <text:p text:style-name="P4"/>
      <text:p text:style-name="P4"><text:tab/><text:tab/>Caso a opção seja ''Não'', não mostrar os campos abaixo</text:p>
      <text:p text:style-name="P4"><text:span text:style-name="T34"><text:tab/><text:tab/></text:span><text:span text:style-name="T35">Instituição:</text:span></text:p>
      <text:p text:style-name="P4"><text:tab/><text:tab/><text:tab/>Campo Editável</text:p>
      <text:p text:style-name="P4"><text:soft-page-break/><text:tab/></text:p>
      <text:p text:style-name="P4"><text:span text:style-name="T34"><text:tab/><text:tab/></text:span><text:span text:style-name="T35">Legislação/Número do Processo:</text:span></text:p>
      <text:p text:style-name="P4"><text:tab/><text:tab/><text:tab/>Campo Editável</text:p>
      <text:p text:style-name="P4"/>
      <text:list xml:id="list1107486027" text:continue-numbering="true" text:style-name="L12">
        <text:list-item>
          <text:list>
            <text:list-header>
              <text:p text:style-name="P80"/>
            </text:list-header>
          </text:list>
        </text:list-item>
      </text:list>
      <text:list xml:id="list1680983140" text:continue-list="list2001152837" text:style-name="L6">
        <text:list-header>
          <text:p text:style-name="P55">8. Histórico e Procedência</text:p>
        </text:list-header>
      </text:list>
      <text:p text:style-name="P16"/>
      <text:list xml:id="list1021943163" text:style-name="L13">
        <text:list-header>
          <text:p text:style-name="P58">Tipo de Aquisição:</text:p>
          <text:p text:style-name="P59">Lista auto-completável em ordem alfabética com as opções abaixo</text:p>
          <text:list>
            <text:list-header>
              <text:p text:style-name="P59">Compra</text:p>
            </text:list-header>
          </text:list>
        </text:list-header>
      </text:list>
      <text:p text:style-name="P4"><text:tab/><text:tab/>Permuta</text:p>
      <text:p text:style-name="P4"><text:tab/><text:tab/>Doação Institucional</text:p>
      <text:p text:style-name="P4"><text:tab/><text:tab/>Doação Pessoal</text:p>
      <text:p text:style-name="P4"><text:tab/><text:tab/>Comodato</text:p>
      <text:p text:style-name="P44"/>
      <text:p text:style-name="P44"/>
      <text:list xml:id="list1744019015" text:continue-numbering="true" text:style-name="L13">
        <text:list-header>
          <text:p text:style-name="P83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4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43"/>
      <text:list xml:id="list2043451917" text:continue-numbering="true" text:style-name="L13">
        <text:list-header>
          <text:p text:style-name="P83">Dados do Documento de Aquisição:</text:p>
        </text:list-header>
      </text:list>
      <text:p text:style-name="P43"><text:tab/>Campo editável</text:p>
      <text:p text:style-name="P43"/>
      <text:p text:style-name="P42">Primeiro Proprietário</text:p>
      <text:p text:style-name="P43"><text:tab/>Campo editável</text:p>
      <text:p text:style-name="P43"/>
      <text:p text:style-name="P42">Histórico</text:p>
      <text:p text:style-name="P43"><text:tab/>Campo editável</text:p>
      <text:p text:style-name="P43"/>
      <text:p text:style-name="P42">Instrimentos de Pesquisa</text:p>
      <text:p text:style-name="P43"><text:tab/>Campo editável</text:p>
      <text:p text:style-name="P45"/>
      <text:list xml:id="list773157355" text:continue-list="list1680983140" text:style-name="L6">
        <text:list-item>
          <text:list>
            <text:list-header>
              <text:p text:style-name="P55"/>
            </text:list-header>
          </text:list>
          <text:p text:style-name="P55">9. Assuntos e Descritores</text:p>
          <text:p text:style-name="P55"/>
          <text:list text:continue-numbering="true">
            <text:list-header>
              <text:p text:style-name="P55">9.1<text:tab/>Descritor</text:p>
              <text:list>
                <text:list-header>
                  <text:p text:style-name="P55">Campo editável com a seguinte Descrição antes de ser preenchido</text:p>
                  <text:p text:style-name="P57"><text:span text:style-name="T25"><text:s/></text:span><text:span text:style-name="T28">Descrição: '' T</text:span><text:span text:style-name="T25">ermos controlados, retirados de um vocabulário pré-definido, que traduzem o conteúdo temático do bem patrimonial. Limite de 5 palavras chave''</text:span></text:p>
                  <text:p text:style-name="P55"/>
                  <text:p text:style-name="P55">Limitar até cinco palavra chave para cada bem patrimonial.</text:p>
                  <text:p text:style-name="P55"/>
                </text:list-header>
              </text:list>
              <text:p text:style-name="P55">9.2<text:tab/>Assunto</text:p>
              <text:list text:continue-numbering="true">
                <text:list-header>
                  <text:p text:style-name="P55">Campo editável com a seguinte Descrição antes de ser preenchido</text:p>
                  <text:p text:style-name="P55"><text:span text:style-name="T27">Descrição:</text:span> palavras-chave que traduzem o conteúdo temático do bem patrimonial </text:p>
                </text:list-header>
              </text:list>
              <text:p text:style-name="P55"/>
            </text:list-header>
          </text:list>
        </text:list-item>
      </text:list>
      <text:p text:style-name="P16"/>
      <text:list xml:id="list771758879" text:continue-numbering="true" text:style-name="L6">
        <text:list-header>
          <text:p text:style-name="P55">10. Fonte de Informação</text:p>
        </text:list-header>
      </text:list>
      <text:p text:style-name="P16"/>
      <text:p text:style-name="P16"><text:tab/><text:tab/>Campo editável com opção de abrir novos campos para mais de uma fonte.</text:p>
      <text:list xml:id="list1610534467" text:style-name="L14">
        <text:list-item>
          <text:list>
            <text:list-header>
              <text:p text:style-name="P81"/>
            </text:list-header>
          </text:list>
        </text:list-item>
      </text:list>
      <text:list xml:id="list1308903082" text:continue-list="list771758879" text:style-name="L6">
        <text:list-header>
          <text:p text:style-name="P55">11. Responsável pela Pesquisa</text:p>
        </text:list-header>
      </text:list>
      <text:p text:style-name="P16"/>
      <text:p text:style-name="P16"><text:soft-page-break/><text:tab/>Os Campos Abaixo são do tipo editáveis, com opção de adiconar mais de um responsável pela <text:tab/>pesquisa</text:p>
      <text:p text:style-name="P44"/>
      <text:list xml:id="list589632875" text:style-name="L15">
        <text:list-item>
          <text:list>
            <text:list-header>
              <text:p text:style-name="P85">12.1<text:tab/>Nome</text:p>
              <text:p text:style-name="P85">12.2<text:tab/>Data</text:p>
              <text:p text:style-name="P85">12.3<text:tab/>Notas do Pesquisador</text:p>
            </text:list-header>
          </text:list>
        </text:list-item>
      </text:list>
      <text:p text:style-name="P44"/>
      <text:p text:style-name="P26"><text:tab/></text:p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98</meta:editing-cycles>
    <meta:editing-duration>PT8H1M27S</meta:editing-duration>
    <meta:generator>LibreOffice/3.5$Linux_X86_64 LibreOffice_project/350m1$Build-2</meta:generator>
    <dc:date>2013-06-26T13:26:27</dc:date>
    <dc:creator>Thais </dc:creator>
    <meta:document-statistic meta:table-count="2" meta:image-count="1" meta:object-count="0" meta:page-count="11" meta:paragraph-count="371" meta:word-count="2027" meta:character-count="13424" meta:non-whitespace-character-count="11155"/>
  </office:meta>
</office:document-meta>
</file>